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6.34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96.6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99"/>
    <style:style style:name="ce2" style:family="table-cell" style:parent-style-name="Default" style:data-style-name="N0">
      <style:table-cell-properties fo:background-color="#a9d08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_w</text:p>
          </table:table-cell>
          <table:table-cell office:value-type="string" calcext:value-type="string">
            <text:p>in_ausbildung</text:p>
          </table:table-cell>
          <table:table-cell office:value-type="string" calcext:value-type="string">
            <text:p>lohn_m</text:p>
          </table:table-cell>
          <table:table-cell office:value-type="string" calcext:value-type="string">
            <text:p>year</text:p>
          </table:table-cell>
          <table:table-cell table:style-name="ce2" office:value-type="string" calcext:value-type="string">
            <text:p>kindergeld_tu_basis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3]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4]+1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5]+1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6]+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7]+1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8]+1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9]+1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02" calcext:value-type="float">
            <text:p>2002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10]+1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02" calcext:value-type="float">
            <text:p>2002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11]+1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12]+1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C13]+1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14]+1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0" calcext:value-type="float">
            <text:p>20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C15]+1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C16]+1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17]+1"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18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19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20]+1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21]+1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22]+1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23]+1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C24]+1"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C25]+1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C26]+1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2013" calcext:value-type="float">
            <text:p>2013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C27]+1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2013" calcext:value-type="float">
            <text:p>2013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C28]+1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C29]+1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C30]+1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C31]+1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1015"/>
        </table:table-row>
        <table:table-row table:style-name="ro1" table:number-rows-repeated="36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9:47:51.230012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ric Sommer</meta:initial-creator>
    <meta:creation-date>2019-06-13T07:17:45Z</meta:creation-date>
    <dc:date>2020-03-06T19:49:21.389773493</dc:date>
    <meta:editing-duration>PT2M27S</meta:editing-duration>
    <meta:editing-cycles>2</meta:editing-cycles>
    <meta:document-statistic meta:table-count="1" meta:cell-count="288" meta:object-count="0"/>
  </office:meta>
</office:document-meta>
</file>